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4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  <style:text-properties fo:color="#000000" style:font-name="Georgia" fo:font-size="16pt" fo:font-weight="normal" style:font-size-asian="16pt" style:font-weight-asian="normal" style:font-size-complex="16pt" style:font-weight-complex="normal"/>
    </style:style>
    <style:style style:name="P5" style:family="paragraph" style:parent-style-name="Heading_20_3">
      <loext:graphic-properties draw:fill="solid" draw:fill-color="#ffffff"/>
      <style:paragraph-properties fo:margin-top="0.582cm" fo:margin-bottom="0.291cm" loext:contextual-spacing="false" style:line-height-at-least="0.508cm" fo:background-color="#ffffff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color="#000000" style:font-name="Georgia" fo:font-size="16pt" style:font-size-asian="16pt" style:font-size-complex="16pt"/>
    </style:style>
    <style:style style:name="T2" style:family="text">
      <style:text-properties fo:color="#000000" style:font-name="Georgia" fo:font-size="16pt" officeooo:rsid="000be53c" style:font-size-asian="16pt" style:font-size-complex="16pt"/>
    </style:style>
    <style:style style:name="T3" style:family="text">
      <style:text-properties fo:color="#000000" style:font-name="Georgia" fo:font-size="11pt" fo:font-style="italic" officeooo:rsid="000be53c" style:font-size-asian="11pt" style:font-style-asian="italic" style:font-size-complex="11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officeooo:rsid="000be5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Standard"><text:span text:style-name="T1">Lab number : </text:span><text:span text:style-name="T2">6</text:span></text:p>
      <text:p text:style-name="P3"><text:span text:style-name="T1">Lab Title <text:s text:c="5"/>: <text:s/></text:span><text:span text:style-name="T2">Ping in NS2</text:span></text:p>
      <text:h text:style-name="P4" text:outline-level="3">Abstract:</text:h>
      <text:h text:style-name="P5" text:outline-level="3">Write a concise summary of the lab (3-4 lines), use this template for each lab (a separate single-sheet for each lab)</text:h>
      <text:p text:style-name="P1"><text:s/></text:p>
      <text:h text:style-name="P4" text:outline-level="3">Aim objectives and goal:</text:h>
      <text:p text:style-name="P8">The primary focus of your lab is usually expressed in terms of aims and objectives.</text:p>
      <text:p text:style-name="P1"/>
      <text:h text:style-name="P4" text:outline-level="3">Observation/ Results and Discussion:</text:h>
      <text:p text:style-name="P8">Write your observation and discussion to show your understanding, use and add whatever you think helps you to present a good understanding (e.g. screenshots, references …etc.)</text:p>
      <text:p text:style-name="P2"/>
      <text:p text:style-name="Standard"/>
      <text:p text:style-name="Standard"/>
      <text:p text:style-name="Standard"><text:span text:style-name="T6">Note that this is an individual lab which means that </text:span><text:bookmark text:name="_GoBack"/><text:span text:style-name="T6">MUST be your own work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fo:font-size="13.5pt" fo:font-weight="bold" style:font-size-asian="13.5pt" style:font-weight-asian="bold" style:font-size-complex="13.5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1cm" fo:margin-left="3.175cm" fo:margin-right="3.17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Idress Skloul Ibrahim</meta:initial-creator>
    <meta:editing-cycles>7</meta:editing-cycles>
    <meta:print-date>2017-10-19T15:15:00</meta:print-date>
    <meta:creation-date>2019-09-20T11:35:00</meta:creation-date>
    <dc:date>2020-11-14T12:08:30.063622328</dc:date>
    <meta:editing-duration>PT30M34S</meta:editing-duration>
    <meta:generator>LibreOffice/6.4.6.2$Linux_X86_64 LibreOffice_project/40$Build-2</meta:generator>
    <meta:document-statistic meta:table-count="0" meta:image-count="0" meta:object-count="0" meta:page-count="1" meta:paragraph-count="10" meta:word-count="96" meta:character-count="563" meta:non-whitespace-character-count="46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87D0808.dotm" xlink:href=""/>
  </office:meta>
</office:document-meta>
</file>